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MT"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MT" fo:font-size="10pt" fo:font-weight="normal" style:font-size-asian="10pt" style:font-weight-asian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MT" fo:font-size="10pt" fo:font-weight="bold" style:font-size-asian="10pt" style:font-weight-asian="bold"/>
    </style:style>
    <style:style style:name="P6" style:family="paragraph" style:parent-style-name="Standard">
      <style:text-properties fo:color="#000000" style:font-name="ArialMT" fo:font-size="11pt" fo:font-weight="normal" style:font-size-asian="11pt" style:font-weight-asian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MT" fo:font-size="11pt" fo:font-weight="normal" style:font-size-asian="11pt" style:font-weight-asian="normal"/>
    </style:style>
    <style:style style:name="P8" style:family="paragraph" style:parent-style-name="Standard">
      <style:paragraph-properties fo:line-height="200%"/>
      <style:text-properties fo:color="#000000" style:font-name="ArialMT" fo:font-size="11pt" fo:font-weight="normal" style:font-size-asian="11pt" style:font-weight-asian="normal"/>
    </style:style>
    <style:style style:name="P9" style:family="paragraph" style:parent-style-name="Standard">
      <style:paragraph-properties fo:line-height="200%"/>
      <style:text-properties fo:color="#000000" style:font-name="Arial" fo:font-size="11pt" fo:font-weight="normal" officeooo:paragraph-rsid="0008ce1e" style:font-size-asian="11pt" style:font-weight-asian="normal" style:font-size-complex="10pt"/>
    </style:style>
    <style:style style:name="P10" style:family="paragraph" style:parent-style-name="Standard">
      <style:paragraph-properties fo:line-height="150%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1pt" officeooo:paragraph-rsid="0008ce1e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1pt" officeooo:paragraph-rsid="0008ce1e" style:font-size-asian="11pt" style:font-size-complex="11pt"/>
    </style:style>
    <style:style style:name="P13" style:family="paragraph" style:parent-style-name="Standard">
      <style:paragraph-properties fo:margin-left="0in" fo:margin-right="-0.9374in" fo:text-indent="0in" style:auto-text-indent="false">
        <style:tab-stops>
          <style:tab-stop style:position="0in"/>
        </style:tab-stops>
      </style:paragraph-properties>
      <style:text-properties fo:color="#000000" style:font-name="Arial" fo:font-size="11pt" fo:font-weight="normal" style:font-size-asian="11pt" style:font-weight-asian="normal" style:font-size-complex="11pt"/>
    </style:style>
    <style:style style:name="P14" style:family="paragraph" style:parent-style-name="Standard">
      <style:paragraph-properties fo:margin-top="0in" fo:margin-bottom="0.0972in" loext:contextual-spacing="false" fo:line-height="120%" fo:text-align="justify" style:justify-single-word="false"/>
      <style:text-properties fo:color="#000000" style:font-name="ArialMT" fo:font-size="8pt" fo:font-weight="normal" style:font-size-asian="8pt" style:font-weight-asian="normal"/>
    </style:style>
    <style:style style:name="P15" style:family="paragraph" style:parent-style-name="Standard">
      <style:paragraph-properties fo:margin-top="0in" fo:margin-bottom="0.0972in" loext:contextual-spacing="false" fo:line-height="12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16" style:family="paragraph" style:parent-style-name="Standard">
      <style:paragraph-properties fo:margin-left="0.248in" fo:margin-right="-0.0083in" fo:text-align="justify" style:justify-single-word="false" fo:text-indent="0in" style:auto-text-indent="false"/>
      <style:text-properties fo:color="#000000" style:font-name="ArialMT" fo:font-size="11pt" fo:font-weight="normal" style:font-size-asian="11pt" style:font-weight-asian="normal"/>
    </style:style>
    <style:style style:name="P17" style:family="paragraph" style:parent-style-name="Standard">
      <style:paragraph-properties fo:margin-left="0.248in" fo:margin-right="-0.0083in" fo:text-align="justify" style:justify-single-word="false" fo:text-indent="0in" style:auto-text-indent="false"/>
      <style:text-properties fo:color="#000000" style:font-name="ArialMT" fo:font-size="8pt" fo:font-weight="normal" style:font-size-asian="8pt" style:font-weight-asian="normal"/>
    </style:style>
    <style:style style:name="P18" style:family="paragraph" style:parent-style-name="Standard">
      <style:paragraph-properties fo:margin-left="0.248in" fo:margin-right="-0.0083in" fo:text-align="justify" style:justify-single-word="false" fo:text-indent="0in" style:auto-text-indent="false"/>
      <style:text-properties fo:color="#000000" style:font-name="ArialMT" fo:font-size="9pt" fo:font-weight="normal" style:font-size-asian="9pt" style:font-weight-asian="normal"/>
    </style:style>
    <style:style style:name="P19" style:family="paragraph" style:parent-style-name="Standard">
      <style:paragraph-properties fo:margin-left="0.3in" fo:margin-right="-0.0083in" fo:text-align="center" style:justify-single-word="false" fo:text-indent="-0.3in" style:auto-text-indent="false"/>
      <style:text-properties fo:color="#000000" style:font-name="ArialMT" fo:font-size="11pt" fo:font-weight="bold" style:font-size-asian="11pt" style:font-weight-asian="bold"/>
    </style:style>
    <style:style style:name="P20" style:family="paragraph" style:parent-style-name="Standard">
      <style:paragraph-properties fo:margin-left="3.8744in" fo:margin-right="-0.0083in" fo:margin-top="0.1665in" fo:margin-bottom="0in" loext:contextual-spacing="false" fo:line-height="200%" fo:text-align="center" style:justify-single-word="false" fo:text-indent="0in" style:auto-text-indent="false"/>
      <style:text-properties fo:color="#000000" style:font-name="ArialMT" fo:font-size="11pt" fo:font-weight="normal" style:font-size-asian="11pt" style:font-weight-asian="normal"/>
    </style:style>
    <style:style style:name="P21" style:family="paragraph" style:parent-style-name="Standard">
      <style:paragraph-properties fo:margin-left="3.8752in" fo:margin-right="-0.0083in" fo:line-height="200%" fo:text-align="center" style:justify-single-word="false" fo:text-indent="0in" style:auto-text-indent="false"/>
      <style:text-properties fo:color="#000000" style:font-name="ArialMT" fo:font-size="11pt" fo:font-weight="normal" style:font-size-asian="11pt" style:font-weight-asian="normal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MT" fo:font-size="12pt" fo:font-weight="bold" style:font-size-asian="12pt" style:font-weight-asian="bold"/>
    </style:style>
    <style:style style:name="T1" style:family="text">
      <style:text-properties fo:color="#000000" fo:font-weight="normal" style:font-weight-asian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bold" style:font-weight-asian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ICHIARAZIONE SOSTITUTIVA DELL'ATTO DI NOTORIETÀ</text:p>
      <text:p text:style-name="P1">(art. 21 D.P.R. 445 del 28 Dicembre 2000)</text:p>
      <text:p text:style-name="P1"/>
      <text:p text:style-name="P1">DICHIARAZIONE DI VENDITA</text:p>
      <text:p text:style-name="P1">Per veicoli privi del certificato di proprietà</text:p>
      <text:p text:style-name="P2"/>
      <text:p text:style-name="P2"/>
      <text:p text:style-name="P2"/>
      <text:p text:style-name="P11"><text:span text:style-name="T1">Io sottoscritt{%= @oa %} </text:span><text:span text:style-name="T4">{%= @persona.nome %} {%= @persona.cognome %}</text:span></text:p>
      <text:p text:style-name="P11"><text:span text:style-name="T2">nat{%= @oa%} a</text:span><text:span text:style-name="T3"> </text:span><text:span text:style-name="T4">{%= @persona.comune_nascita %}</text:span><text:span text:style-name="T3"> </text:span><text:span text:style-name="T2">il </text:span><text:span text:style-name="T4">{%= @persona.data_nascita %}</text:span></text:p>
      <text:p text:style-name="P10">residente a <text:span text:style-name="T5">{%= @persona.indirizzo_residenza.comune %}</text:span> in <text:span text:style-name="T5">{%= @persona.indirizzo_residenza.to_s %}</text:span></text:p>
      <text:p text:style-name="P12"><text:span text:style-name="T1">codice fiscale </text:span><text:span text:style-name="T4">{%= @persona.codice_fiscale %}</text:span></text:p>
      <text:p text:style-name="P13"/>
      <text:p text:style-name="P7">consapevole delle sanzioni penali previste dell’art. 76 del D.P.R: 445/2000, nel caso di mendaci dichiarazioni, falsità negli atti, uso <text:s/>o esibizione di atti o contenenti dati non più rispondenti a verità,</text:p>
      <text:p text:style-name="P7"/>
      <text:p text:style-name="P19">DICHIARA DI VENDERE</text:p>
      <text:p text:style-name="P6"/>
      <text:p text:style-name="P8">il veicolo targato ___________________________ per il prezzo di € ________________________ al signor _______________________________________________________________________ nato/a a ____________________________________________ il _________________________</text:p>
      <text:p text:style-name="P8">residente a _____________________________________ in Via __________________________</text:p>
      <text:p text:style-name="P8">codice fiscale_____________________________________</text:p>
      <text:p text:style-name="P9">Addì {%= @data %}</text:p>
      <text:p text:style-name="P20">FIRMA DEL VENDITORE</text:p>
      <text:p text:style-name="P21">____________________________</text:p>
      <text:p text:style-name="P15">***************************************************************************************************************************</text:p>
      <text:p text:style-name="P14"/>
      <text:p text:style-name="P5">AUTENTICA</text:p>
      <text:p text:style-name="P3"/>
      <text:p text:style-name="P4">Ai sensi degli artt 4, comma 1 <text:s/>e 21, comma 2, <text:s/>del DPR 445/2000, attesto che le <text:s/>sottoscrizione di cui sopra, <text:s text:c="2"/>è stata apposta <text:s/>in mia presenza dall’interessato Sig./ra <text:s/>________________________________________, </text:p>
      <text:p text:style-name="P4">previo accertamento della sua identità a mezzo di _____________________________________________</text:p>
      <text:p text:style-name="P3">Addì _______________________<text:tab/><text:tab/><text:tab/>IL DIPENDENTE INCARICATO DAL SINDACO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7">_________________________________________________</text:p>
      <text:p text:style-name="P18">La firma deve essere autenticata presso qualsiasi pubblico ufficiale (dipendente comunale incaricato dal Sindaco, Notaio, Segretario Comunale e occorre apporre la marca da boll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520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DI VENDITA</dc:title>
    <meta:generator>LibreOffice/6.0.7.3$Linux_X86_64 LibreOffice_project/00m0$Build-3</meta:generator>
    <meta:editing-duration>PT3H51M6S</meta:editing-duration>
    <meta:editing-cycles>3</meta:editing-cycles>
    <meta:creation-date>2015-09-29T13:52:36.664160000</meta:creation-date>
    <dc:date>2020-11-20T09:05:37.030625580</dc:date>
    <meta:document-statistic meta:table-count="0" meta:image-count="0" meta:object-count="0" meta:page-count="2" meta:paragraph-count="23" meta:word-count="198" meta:character-count="1860" meta:non-whitespace-character-count="1673"/>
  </office:meta>
</office:document-meta>
</file>